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Normal_20__28_Web_29_">
      <style:paragraph-properties fo:margin-top="0in" fo:margin-bottom="0.1945in"/>
    </style:style>
    <style:style style:name="P7" style:family="paragraph" style:parent-style-name="Code">
      <style:paragraph-properties style:snap-to-layout-grid="false"/>
    </style:style>
    <style:style style:name="P8" style:family="paragraph" style:parent-style-name="Heading_20_2">
      <style:paragraph-properties>
        <style:tab-stops>
          <style:tab-stop style:position="0.75in"/>
        </style:tab-stops>
      </style:paragraph-properties>
    </style:style>
    <style:style style:name="P9" style:family="paragraph" style:parent-style-name="Heading_20_2">
      <style:paragraph-properties>
        <style:tab-stops>
          <style:tab-stop style:position="0.6252in"/>
        </style:tab-stops>
      </style:paragraph-properties>
    </style:style>
    <style:style style:name="P10" style:family="paragraph" style:parent-style-name="Heading_20_2">
      <style:paragraph-properties>
        <style:tab-stops>
          <style:tab-stop style:position="0.5in"/>
        </style:tab-stops>
      </style:paragraph-properties>
    </style:style>
    <style:style style:name="P11" style:family="paragraph" style:parent-style-name="Heading_20_2">
      <style:paragraph-properties>
        <style:tab-stops>
          <style:tab-stop style:position="0.75in"/>
          <style:tab-stop style:position="0.8752in"/>
        </style:tab-stops>
      </style:paragraph-properties>
    </style:style>
    <style:style style:name="P12" style:family="paragraph" style:parent-style-name="Heading_20_3">
      <style:paragraph-properties>
        <style:tab-stops>
          <style:tab-stop style:position="0.75in"/>
        </style:tab-stops>
      </style:paragraph-properties>
    </style:style>
    <style:style style:name="P13" style:family="paragraph" style:parent-style-name="Glossary_20_Header">
      <style:paragraph-properties fo:margin-left="0in" fo:margin-right="0in" fo:text-indent="0in" style:auto-text-indent="false"/>
    </style:style>
    <style:style style:name="P14" style:family="paragraph" style:parent-style-name="Text_20_body">
      <style:text-properties style:font-name="Times New Roman"/>
    </style:style>
    <style:style style:name="P15" style:family="paragraph" style:parent-style-name="Text_20_body">
      <style:text-properties style:font-name="Arial1"/>
    </style:style>
    <style:style style:name="P16" style:family="paragraph" style:parent-style-name="CodeBlock">
      <style:text-properties fo:font-size="9pt" style:font-size-asian="9pt" style:font-size-complex="9pt"/>
    </style:style>
    <style:style style:name="P17" style:family="paragraph" style:parent-style-name="Heading_20_1">
      <style:paragraph-properties fo:margin-left="0.0209in" fo:margin-right="0in" fo:text-indent="0in" style:auto-text-indent="false"/>
    </style:style>
    <style:style style:name="P18" style:family="paragraph" style:parent-style-name="Standard">
      <style:paragraph-properties fo:margin-left="0.0209in" fo:margin-right="0in" fo:text-indent="0in" style:auto-text-indent="false"/>
    </style:style>
    <style:style style:name="P19"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0" style:family="paragraph" style:parent-style-name="Standard" style:list-style-name="WW8Num39"/>
    <style:style style:name="P21" style:family="paragraph" style:parent-style-name="Standard" style:list-style-name="WW8Num39"/>
    <style:style style:name="P22" style:family="paragraph" style:parent-style-name="Standard" style:list-style-name="WW8Num39"/>
    <style:style style:name="P23" style:family="paragraph" style:parent-style-name="Standard" style:list-style-name="WW8Num39"/>
    <style:style style:name="P24" style:family="paragraph" style:parent-style-name="Standard" style:list-style-name="WW8Num39"/>
    <style:style style:name="P25" style:family="paragraph" style:parent-style-name="Standard" style:list-style-name="WW8Num39"/>
    <style:style style:name="P26" style:family="paragraph" style:parent-style-name="Standard" style:list-style-name="WW8Num30"/>
    <style:style style:name="P27" style:family="paragraph" style:parent-style-name="Standard" style:list-style-name="WW8Num12"/>
    <style:style style:name="P28" style:family="paragraph" style:parent-style-name="Standard" style:list-style-name="WW8Num23"/>
    <style:style style:name="P29" style:family="paragraph" style:parent-style-name="Standard" style:list-style-name="WW8Num37"/>
    <style:style style:name="P30" style:family="paragraph" style:parent-style-name="Standard" style:list-style-name="WW8Num37"/>
    <style:style style:name="P31" style:family="paragraph" style:parent-style-name="Standard" style:list-style-name="WW8Num37"/>
    <style:style style:name="P32" style:family="paragraph" style:parent-style-name="Standard" style:list-style-name="WW8Num33"/>
    <style:style style:name="P33" style:family="paragraph" style:parent-style-name="Standard" style:list-style-name="WW8Num33"/>
    <style:style style:name="P34" style:family="paragraph" style:parent-style-name="Standard" style:list-style-name="WW8Num33"/>
    <style:style style:name="P35" style:family="paragraph" style:parent-style-name="Standard" style:list-style-name="WW8Num33"/>
    <style:style style:name="P36" style:family="paragraph" style:parent-style-name="Standard" style:list-style-name="WW8Num14"/>
    <style:style style:name="P37" style:family="paragraph" style:parent-style-name="Standard" style:list-style-name="WW8Num14"/>
    <style:style style:name="P38" style:family="paragraph" style:parent-style-name="Standard" style:list-style-name="WW8Num14"/>
    <style:style style:name="P39" style:family="paragraph" style:parent-style-name="Standard" style:list-style-name="WW8Num14"/>
    <style:style style:name="P40" style:family="paragraph" style:parent-style-name="Standard" style:list-style-name="WW8Num14"/>
    <style:style style:name="P41" style:family="paragraph" style:parent-style-name="Standard" style:list-style-name="WW8Num14"/>
    <style:style style:name="P42" style:family="paragraph" style:parent-style-name="Standard" style:list-style-name="WW8Num14"/>
    <style:style style:name="P43" style:family="paragraph" style:parent-style-name="Standard" style:list-style-name="WW8Num14"/>
    <style:style style:name="P44" style:family="paragraph" style:parent-style-name="Standard" style:list-style-name="WW8Num14"/>
    <style:style style:name="P45" style:family="paragraph" style:parent-style-name="Standard" style:list-style-name="WW8Num19">
      <style:paragraph-properties fo:margin-top="0.1945in" fo:margin-bottom="0in" fo:keep-with-next="always"/>
    </style:style>
    <style:style style:name="P46" style:family="paragraph" style:parent-style-name="Standard" style:list-style-name="WW8Num19">
      <style:paragraph-properties fo:margin-top="0in" fo:margin-bottom="0in" fo:keep-with-next="always"/>
    </style:style>
    <style:style style:name="P47" style:family="paragraph" style:parent-style-name="Standard" style:list-style-name="WW8Num19">
      <style:paragraph-properties fo:margin-top="0in" fo:margin-bottom="0in" fo:keep-with-next="always"/>
    </style:style>
    <style:style style:name="P48" style:family="paragraph" style:parent-style-name="Standard" style:list-style-name="WW8Num19">
      <style:paragraph-properties fo:margin-top="0in" fo:margin-bottom="0.1945in" fo:keep-with-next="always"/>
    </style:style>
    <style:style style:name="P49" style:family="paragraph" style:parent-style-name="Standard" style:list-style-name="WW8Num35">
      <style:paragraph-properties fo:keep-with-next="always"/>
    </style:style>
    <style:style style:name="P50" style:family="paragraph" style:parent-style-name="Standard" style:list-style-name="WW8Num35">
      <style:paragraph-properties fo:keep-with-next="always"/>
    </style:style>
    <style:style style:name="P51" style:family="paragraph" style:parent-style-name="Standard" style:list-style-name="WW8Num35">
      <style:paragraph-properties fo:keep-with-next="always"/>
    </style:style>
    <style:style style:name="P52" style:family="paragraph" style:parent-style-name="Standard" style:list-style-name="WW8Num35">
      <style:paragraph-properties fo:keep-with-next="always"/>
    </style:style>
    <style:style style:name="P53" style:family="paragraph" style:parent-style-name="Standard" style:list-style-name="WW8Num35">
      <style:paragraph-properties fo:keep-with-next="always"/>
    </style:style>
    <style:style style:name="P54" style:family="paragraph" style:parent-style-name="Standard" style:list-style-name="WW8Num35">
      <style:paragraph-properties fo:keep-with-next="always"/>
    </style:style>
    <style:style style:name="P55" style:family="paragraph" style:parent-style-name="Contents_20_1">
      <style:paragraph-properties>
        <style:tab-stops>
          <style:tab-stop style:position="6in" style:type="right" style:leader-style="dotted" style:leader-text="."/>
        </style:tab-stops>
      </style:paragraph-properties>
    </style:style>
    <style:style style:name="P56" style:family="paragraph" style:parent-style-name="Contents_20_2">
      <style:paragraph-properties>
        <style:tab-stops>
          <style:tab-stop style:position="5.8335in" style:type="right" style:leader-style="dotted" style:leader-text="."/>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font-name="Courier New2"/>
    </style:style>
    <style:style style:name="T7" style:family="text">
      <style:text-properties style:font-name="Courier New2" fo:font-size="10pt"/>
    </style:style>
    <style:style style:name="Sect1" style:family="section">
      <style:section-properties fo:background-color="transparent" style:editable="false">
        <style:columns fo:column-count="0" fo:column-gap="0in"/>
        <style:background-imag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9"/>
      <text:p text:style-name="P1"/>
      <text:p text:style-name="P2">Carbonado<text:span text:style-name="T1">™</text:span> User Guide</text:p>
      <text:p text:style-name="P3"><text:modification-date style:data-style-name="N84">2007-04-08</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5">1 <text:a xlink:type="simple" xlink:href="#1.Introduction|outline" text:style-name="Internet_20_link" text:visited-style-name="Internet_20_link">Introduction</text:a><text:tab/>3</text:p>
          <text:p text:style-name="P55">2 <text:a xlink:type="simple" xlink:href="#2.Overview|outline" text:style-name="Internet_20_link" text:visited-style-name="Internet_20_link">Overview</text:a><text:tab/>4</text:p>
          <text:p text:style-name="P55">3 <text:a xlink:type="simple" xlink:href="#3.The Repository|outline" text:style-name="Internet_20_link" text:visited-style-name="Internet_20_link">The Repository</text:a><text:tab/>5</text:p>
          <text:p text:style-name="P56">3.1<text:a xlink:type="simple" xlink:href="#3.1.Opening Repositories|outline" text:style-name="Internet_20_link" text:visited-style-name="Internet_20_link"> Opening Repositories</text:a><text:tab/>6</text:p>
          <text:p text:style-name="P56">3.2<text:a xlink:type="simple" xlink:href="#3.2.Repository operations|outline" text:style-name="Internet_20_link" text:visited-style-name="Internet_20_link"> Repository operations</text:a><text:tab/>6</text:p>
          <text:p text:style-name="P56">3.3<text:a xlink:type="simple" xlink:href="#3.3.Future direction|outline" text:style-name="Internet_20_link" text:visited-style-name="Internet_20_link"> Future direction</text:a><text:tab/>8</text:p>
          <text:p text:style-name="P55">4 <text:a xlink:type="simple" xlink:href="#4.Storables|outline" text:style-name="Internet_20_link" text:visited-style-name="Internet_20_link">Storables</text:a><text:tab/>9</text:p>
          <text:p text:style-name="P56">4.1<text:a xlink:type="simple" xlink:href="#4.1.Annotations|outline" text:style-name="Internet_20_link" text:visited-style-name="Internet_20_link"> Annotations</text:a><text:tab/>11</text:p>
          <text:p text:style-name="P56">4.2<text:a xlink:type="simple" xlink:href="#4.2.Adapters|outline" text:style-name="Internet_20_link" text:visited-style-name="Internet_20_link"> Adapters</text:a><text:tab/>16</text:p>
          <text:p text:style-name="P56">4.3<text:a xlink:type="simple" xlink:href="#4.3.Constraints|outline" text:style-name="Internet_20_link" text:visited-style-name="Internet_20_link"> Constraints</text:a><text:tab/>18</text:p>
          <text:p text:style-name="P55">5 <text:a xlink:type="simple" xlink:href="#5.CRUD operations: Create, Retrieve, Update, Delete|outline" text:style-name="Internet_20_link" text:visited-style-name="Internet_20_link">CRUD operations: Create, Retrieve, Update, Delete</text:a><text:tab/>21</text:p>
          <text:p text:style-name="P55">6 <text:a xlink:type="simple" xlink:href="#6.Queries|outline" text:style-name="Internet_20_link" text:visited-style-name="Internet_20_link">Queries</text:a><text:tab/>24</text:p>
          <text:p text:style-name="P56">6.1<text:a xlink:type="simple" xlink:href="#6.1.Filters|outline" text:style-name="Internet_20_link" text:visited-style-name="Internet_20_link"> Filters</text:a><text:tab/>24</text:p>
          <text:p text:style-name="P56">6.2<text:a xlink:type="simple" xlink:href="#6.2.Cursors|outline" text:style-name="Internet_20_link" text:visited-style-name="Internet_20_link"> Cursors</text:a><text:tab/>25</text:p>
          <text:p text:style-name="P56">6.3<text:a xlink:type="simple" xlink:href="#6.3.Ordering|outline" text:style-name="Internet_20_link" text:visited-style-name="Internet_20_link"> Ordering</text:a><text:tab/>26</text:p>
          <text:p text:style-name="P56">6.4<text:a xlink:type="simple" xlink:href="#6.4.Single result queries|outline" text:style-name="Internet_20_link" text:visited-style-name="Internet_20_link"> Single result queries</text:a><text:tab/>26</text:p>
          <text:p text:style-name="P56">6.5<text:a xlink:type="simple" xlink:href="#6.5.Counting results|outline" text:style-name="Internet_20_link" text:visited-style-name="Internet_20_link"> Counting results</text:a><text:tab/>27</text:p>
          <text:p text:style-name="P56">6.6<text:a xlink:type="simple" xlink:href="#6.6.Result set deletion|outline" text:style-name="Internet_20_link" text:visited-style-name="Internet_20_link"> Result set deletion</text:a><text:tab/>27</text:p>
          <text:p text:style-name="P56">6.7<text:a xlink:type="simple" xlink:href="#6.7.Boolean logic|outline" text:style-name="Internet_20_link" text:visited-style-name="Internet_20_link"> Boolean logic</text:a><text:tab/>27</text:p>
          <text:p text:style-name="P56">6.8<text:a xlink:type="simple" xlink:href="#6.8.Execution plans and native queries|outline" text:style-name="Internet_20_link" text:visited-style-name="Internet_20_link"> Execution plans and native queries</text:a><text:tab/>28</text:p>
          <text:p text:style-name="P55">7 <text:a xlink:type="simple" xlink:href="#7.Joins|outline" text:style-name="Internet_20_link" text:visited-style-name="Internet_20_link">Joins</text:a><text:tab/>30</text:p>
          <text:p text:style-name="P56">7.1<text:a xlink:type="simple" xlink:href="#7.1.Many-to-one joins|outline" text:style-name="Internet_20_link" text:visited-style-name="Internet_20_link"> Many-to-one joins</text:a><text:tab/>30</text:p>
          <text:p text:style-name="P56">7.2<text:a xlink:type="simple" xlink:href="#7.2.One-to-one joins|outline" text:style-name="Internet_20_link" text:visited-style-name="Internet_20_link"> One-to-one joins</text:a><text:tab/>32</text:p>
          <text:p text:style-name="P56">7.3<text:a xlink:type="simple" xlink:href="#7.3.One-to-many joins|outline" text:style-name="Internet_20_link" text:visited-style-name="Internet_20_link"> One-to-many joins</text:a><text:tab/>33</text:p>
          <text:p text:style-name="P56">7.4<text:a xlink:type="simple" xlink:href="#7.4.Natural joins|outline" text:style-name="Internet_20_link" text:visited-style-name="Internet_20_link"> Natural joins</text:a><text:tab/>34</text:p>
          <text:p text:style-name="P56">7.5<text:a xlink:type="simple" xlink:href="#7.5.Queries with joins|outline" text:style-name="Internet_20_link" text:visited-style-name="Internet_20_link"> Queries with joins</text:a><text:tab/>35</text:p>
          <text:p text:style-name="P55">8 <text:a xlink:type="simple" xlink:href="#8.Indexing|outline" text:style-name="Internet_20_link" text:visited-style-name="Internet_20_link">Indexing</text:a><text:tab/>37</text:p>
          <text:p text:style-name="P56">8.1<text:a xlink:type="simple" xlink:href="#8.1.Index set reduction|outline" text:style-name="Internet_20_link" text:visited-style-name="Internet_20_link"> Index set reduction</text:a><text:tab/>38</text:p>
          <text:p text:style-name="P56">8.2<text:a xlink:type="simple" xlink:href="#8.2.Clustered indexes|outline" text:style-name="Internet_20_link" text:visited-style-name="Internet_20_link"> Clustered indexes</text:a><text:tab/>38</text:p>
          <text:p text:style-name="P56">8.3<text:a xlink:type="simple" xlink:href="#8.3.Adding and dropping|outline" text:style-name="Internet_20_link" text:visited-style-name="Internet_20_link"> Adding and dropping</text:a><text:tab/>38</text:p>
          <text:p text:style-name="P55">9 <text:a xlink:type="simple" xlink:href="#9.Transactions|outline" text:style-name="Internet_20_link" text:visited-style-name="Internet_20_link">Transactions</text:a><text:tab/>39</text:p>
          <text:p text:style-name="P56">9.1<text:a xlink:type="simple" xlink:href="#9.1.Commits|outline" text:style-name="Internet_20_link" text:visited-style-name="Internet_20_link"> Commits</text:a><text:tab/>39</text:p>
          <text:p text:style-name="P56">9.2<text:a xlink:type="simple" xlink:href="#9.2.Nested transactions|outline" text:style-name="Internet_20_link" text:visited-style-name="Internet_20_link"> Nested transactions</text:a><text:tab/>40</text:p>
          <text:p text:style-name="P56">9.3<text:a xlink:type="simple" xlink:href="#9.3.Isolation level|outline" text:style-name="Internet_20_link" text:visited-style-name="Internet_20_link"> Isolation level</text:a><text:tab/>40</text:p>
          <text:p text:style-name="P56">9.4<text:a xlink:type="simple" xlink:href="#9.4.Update mode|outline" text:style-name="Internet_20_link" text:visited-style-name="Internet_20_link"> Update mode</text:a><text:tab/>41</text:p>
          <text:p text:style-name="P55">10 <text:a xlink:type="simple" xlink:href="#10.Exceptions|outline" text:style-name="Internet_20_link" text:visited-style-name="Internet_20_link">Exceptions</text:a><text:tab/>43</text:p>
          <text:p text:style-name="P56">10.1<text:a xlink:type="simple" xlink:href="#10.1. Exception conversion|outline" text:style-name="Internet_20_link" text:visited-style-name="Internet_20_link"> <text:s/>Exception conversion</text:a><text:tab/>43</text:p>
          <text:p text:style-name="P56">10.2<text:a xlink:type="simple" xlink:href="#10.2. Deadlock and optimistic lock retry|outline" text:style-name="Internet_20_link" text:visited-style-name="Internet_20_link"> <text:s/>Deadlock and optimistic lock retry</text:a><text:tab/>44</text:p>
          <text:p text:style-name="P55">11 <text:a xlink:type="simple" xlink:href="#11.LOBs|outline" text:style-name="Internet_20_link" text:visited-style-name="Internet_20_link">LOBs</text:a><text:tab/>45</text:p>
          <text:p text:style-name="P56">11.1<text:a xlink:type="simple" xlink:href="#11.1. Stream access|outline" text:style-name="Internet_20_link" text:visited-style-name="Internet_20_link"> <text:s/>Stream access</text:a><text:tab/>45</text:p>
          <text:p text:style-name="P56">11.2<text:a xlink:type="simple" xlink:href="#11.2. String conversion|outline" text:style-name="Internet_20_link" text:visited-style-name="Internet_20_link"> <text:s/>String conversion</text:a><text:tab/>46</text:p>
          <text:p text:style-name="P55">12 <text:a xlink:type="simple" xlink:href="#12.Triggers|outline" text:style-name="Internet_20_link" text:visited-style-name="Internet_20_link">Triggers</text:a><text:tab/>48</text:p>
          <text:p text:style-name="P56">12.1<text:a xlink:type="simple" xlink:href="#12.1. Trigger class|outline" text:style-name="Internet_20_link" text:visited-style-name="Internet_20_link"> <text:s/>Trigger class</text:a><text:tab/>48</text:p>
          <text:p text:style-name="P56">12.2<text:a xlink:type="simple" xlink:href="#12.2. Registration|outline" text:style-name="Internet_20_link" text:visited-style-name="Internet_20_link"> <text:s/>Registration</text:a><text:tab/>49</text:p>
          <text:p text:style-name="P56">12.3<text:a xlink:type="simple" xlink:href="#12.3. Accessing old Storable value|outline" text:style-name="Internet_20_link" text:visited-style-name="Internet_20_link"> <text:s/>Accessing old Storable value</text:a><text:tab/>49</text:p>
          <text:p text:style-name="P56">12.4<text:a xlink:type="simple" xlink:href="#12.4. Generic Triggers|outline" text:style-name="Internet_20_link" text:visited-style-name="Internet_20_link"> <text:s/>Generic Triggers</text:a><text:tab/>49</text:p>
          <text:p text:style-name="P55">13 <text:a xlink:type="simple" xlink:href="#13.Available Repositories and Capabilities|outline" text:style-name="Internet_20_link" text:visited-style-name="Internet_20_link">Available Repositories and Capabilities</text:a><text:tab/>51</text:p>
          <text:p text:style-name="P56">13.1<text:a xlink:type="simple" xlink:href="#13.1. Sleepycat – Berkeley Database|outline" text:style-name="Internet_20_link" text:visited-style-name="Internet_20_link"> <text:s/>Sleepycat – Berkeley Database</text:a><text:tab/>51</text:p>
          <text:p text:style-name="P56">13.2<text:a xlink:type="simple" xlink:href="#13.2. JDBC|outline" text:style-name="Internet_20_link" text:visited-style-name="Internet_20_link"> <text:s/>JDBC</text:a><text:tab/>51</text:p>
          <text:p text:style-name="P56">13.3<text:a xlink:type="simple" xlink:href="#13.3. Replicated|outline" text:style-name="Internet_20_link" text:visited-style-name="Internet_20_link"> <text:s/>Replicated</text:a><text:tab/>52</text:p>
          <text:p text:style-name="P55">14 <text:a xlink:type="simple" xlink:href="#14.Advanced|outline" text:style-name="Internet_20_link" text:visited-style-name="Internet_20_link">Advanced</text:a><text:tab/>54</text:p>
          <text:p text:style-name="P56">14.1<text:a xlink:type="simple" xlink:href="#14.1. Filter Construction|outline" text:style-name="Internet_20_link" text:visited-style-name="Internet_20_link"> <text:s/>Filter Construction</text:a><text:tab/>54</text:p>
          <text:p text:style-name="P56">14.2<text:a xlink:type="simple" xlink:href="#14.2. Specialized Cursors|outline" text:style-name="Internet_20_link" text:visited-style-name="Internet_20_link"> <text:s/>Specialized Cursors</text:a><text:tab/>54</text:p>
          <text:p text:style-name="P55">15 <text:a xlink:type="simple" xlink:href="#15.Glossary|outline" text:style-name="Internet_20_link" text:visited-style-name="Internet_20_link">Glossary</text:a><text:tab/>56</text:p>
          <text:p text:style-name="P55">16 <text:a xlink:type="simple" xlink:href="#16.Appendix: Hello World example|outline" text:style-name="Internet_20_link" text:visited-style-name="Internet_20_link">Appendix: Hello World example</text:a><text:tab/>59</text:p>
          <text:p text:style-name="P55">17 <text:a xlink:type="simple" xlink:href="#17.Appendix: Query Execution Plan|outline" text:style-name="Internet_20_link" text:visited-style-name="Internet_20_link">Appendix: Query Execution Plan</text:a><text:tab/>62</text:p>
          <text:p text:style-name="P56">17.1<text:a xlink:type="simple" xlink:href="#17.1. Data sources |outline" text:style-name="Internet_20_link" text:visited-style-name="Internet_20_link"> <text:s/>Data sources </text:a><text:tab/>62</text:p>
          <text:p text:style-name="P56">17.2<text:a xlink:type="simple" xlink:href="#17.2. Data processing |outline" text:style-name="Internet_20_link" text:visited-style-name="Internet_20_link"> <text:s/>Data processing </text:a><text:tab/>64</text:p>
          <text:p text:style-name="P55">18 <text:a xlink:type="simple" xlink:href="#18.Appendix: Recommended practices|outline" text:style-name="Internet_20_link" text:visited-style-name="Internet_20_link">Appendix: Recommended practices</text:a><text:tab/>68</text:p>
          <text:p text:style-name="P56">18.1<text:a xlink:type="simple" xlink:href="#18.1. Scope Storables privately|outline" text:style-name="Internet_20_link" text:visited-style-name="Internet_20_link"> <text:s/>Scope Storables privately</text:a><text:tab/>68</text:p>
          <text:p text:style-name="P56">18.2<text:a xlink:type="simple" xlink:href="#18.2. Primary key design|outline" text:style-name="Internet_20_link" text:visited-style-name="Internet_20_link"> <text:s/>Primary key design</text:a><text:tab/>68</text:p>
          <text:p text:style-name="P56">18.3<text:a xlink:type="simple" xlink:href="#18.3. Versioning|outline" text:style-name="Internet_20_link" text:visited-style-name="Internet_20_link"> <text:s/>Versioning</text:a><text:tab/>68</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6">The flexibility offered for access to storage extends to caching as well. Carbonado makes it easy to select and change caching technologies, with sophisticated mechanisms for electing whether to use the cache or fall back to primary storage. <text:s/></text:p>
      <text:p text:style-name="P6">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20"><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0"><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0"><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20"><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0"><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0"><text:span text:style-name="T4">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26"><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text:style-name="WW8Num12">
        <text:list-item>
          <text:p text:style-name="P27"><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28"><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4">@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4">Try</text:span> <text:span text:style-name="T4">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7">void insert()</text:p>
          </table:table-cell>
          <table:table-cell table:style-name="Table1.A2" office:value-type="string">
            <text:p text:style-name="P7">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7">void load()</text:p>
          </table:table-cell>
          <table:table-cell table:style-name="Table1.A2" office:value-type="string">
            <text:p text:style-name="P7">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7">void update()</text:p>
          </table:table-cell>
          <table:table-cell table:style-name="Table1.A2" office:value-type="string">
            <text:p text:style-name="P7">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7">void delete()</text:p>
          </table:table-cell>
          <table:table-cell table:style-name="Table1.A2" office:value-type="string">
            <text:p text:style-name="P7">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45">Literals are not allowed</text:p>
        </text:list-item>
        <text:list-item>
          <text:p text:style-name="P46">Logical ‘and’ operator has precedence over ‘or’</text:p>
        </text:list-item>
        <text:list-item>
          <text:p text:style-name="P46">Logical ‘not’ operator has precedence over ‘and’</text:p>
        </text:list-item>
        <text:list-item>
          <text:p text:style-name="P4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When accessing a join property which does not exist, a FetchNoneException is thrown. If the join is annotated as Nullable, null is returned in this case instead.</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49">load or tryLoad</text:p>
        </text:list-item>
        <text:list-item>
          <text:p text:style-name="P49">insert or tryInsert</text:p>
        </text:list-item>
        <text:list-item>
          <text:p text:style-name="P49">update or tryUpdate</text:p>
        </text:list-item>
        <text:list-item>
          <text:p text:style-name="P49">delete or tryDelete</text:p>
        </text:list-item>
        <text:list-item>
          <text:p text:style-name="P49">markPropertiesClean</text:p>
        </text:list-item>
        <text:list-item>
          <text:p text:style-name="P4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annotated as Nullable, since not all users will have a matching record. If it was not Nullable, calling getAdminInfo would throw a FetchNoneException if no matching PrivilegedUser record existed. </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text:s/></text:p>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9">FetchException</text:p>
        </text:list-item>
        <text:list-item>
          <text:p text:style-name="P29">PersistException</text:p>
        </text:list-item>
        <text:list-item>
          <text:p text:style-name="P29">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8"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8"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32">cannot be a member of a primary or alternate key</text:p>
        </text:list-item>
        <text:list-item>
          <text:p text:style-name="P32">cannot be indexed</text:p>
        </text:list-item>
        <text:list-item>
          <text:p text:style-name="P32">cannot be used in joins</text:p>
        </text:list-item>
        <text:list-item>
          <text:p text:style-name="P3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9"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9"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9"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36">beforeInsert</text:p>
        </text:list-item>
        <text:list-item>
          <text:p text:style-name="P36">afterInsert</text:p>
        </text:list-item>
        <text:list-item>
          <text:p text:style-name="P36">failedInsert</text:p>
        </text:list-item>
        <text:list-item>
          <text:p text:style-name="P36">beforeUpdate</text:p>
        </text:list-item>
        <text:list-item>
          <text:p text:style-name="P36">afterUpdate</text:p>
        </text:list-item>
        <text:list-item>
          <text:p text:style-name="P36">failedUpdate</text:p>
        </text:list-item>
        <text:list-item>
          <text:p text:style-name="P36">beforeDelete</text:p>
        </text:list-item>
        <text:list-item>
          <text:p text:style-name="P36">afterDelete</text:p>
        </text:list-item>
        <text:list-item>
          <text:p text:style-name="P36">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9"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9"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9"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9"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9"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9"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10"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10"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12"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12"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12"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12"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3">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14">When using a BDB backed repository, Carbonado uses its own rule-based query optimizer to create an execution plan. Calling Query.printPlan() dumps the plan to standard out, or you can pass in a StringBuilder to capture the query plan. </text:p>
      <text:p text:style-name="P14">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4"/>
      <text:p text:style-name="CodeBlock"><text:span text:style-name="T7">sort: [+firstName], [+birthday]<text:line-break/> <text:s/>index scan: org.myorg.myapp.stored.MyRecord<text:line-break/> <text:s/>...index: {properties=[+lastName, +firstName, ~userID], unique=true}<text:line-break/> <text:s/>...identity filter: lastName = ?</text:span> </text:p>
      <text:p text:style-name="P15"/>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 </text:p>
      <text:h text:style-name="Heading_20_2" text:outline-level="2"><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7">full scan: org.myorg.myapp.stored.MyRecord</text:span> </text:p>
      <text:p text:style-name="P14"/>
      <text:p text:style-name="P14">Full scans are generally considered bad unless you really want all the records. A full scan in other contexts will have additional filtering and sorting operations applied. </text:p>
      <text:p text:style-name="CodeBlock"><text:span text:style-name="T7">filter: firstName = ?<text:line-break/> <text:s/>full scan: org.myorg.myapp.stored.MyRecord</text:span> </text:p>
      <text:p text:style-name="P15"/>
      <text:p text:style-name="P14">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7">index scan: org.myorg.myapp.stored.MyRecord<text:line-break/> <text:s/>...index: {properties=[+lastName, +firstName, ~userID], unique=true}<text:line-break/> <text:s/>...identity filter: lastName = ? &amp; firstName = ?</text:span> </text:p>
      <text:p text:style-name="P15"/>
      <text:p text:style-name="Text_20_body">The above query plan shows an index being used to find all users with a given first and last name. The same index can also be used to find a range of records, like all those with a last name that starts with "S": </text:p>
      <text:p text:style-name="P15"/>
      <text:p text:style-name="CodeBlock"><text:span text:style-name="T7">index scan: org.myorg.myapp.stored.MyRecord<text:line-break/> <text:s/>...index: {properties=[+lastName, +firstName, ~userID], unique=true}<text:line-break/> <text:s/>...range filter: lastName &gt;= S &amp; lastName &lt; T</text:span> </text:p>
      <text:p text:style-name="P15"/>
      <text:p text:style-name="Text_20_body">An index can also be used for both range and identity matching. For example, finding all users whose last name is "Smith" and whose first name starts with "J":</text:p>
      <text:p text:style-name="P15"/>
      <text:p text:style-name="CodeBlock"><text:span text:style-name="T7">index scan: org.myorg.myapp.stored.MyRecord<text:line-break/> <text:s/>...index: {properties=[+lastName, +firstName, ~userID], unique=true}<text:line-break/> <text:s/>...identity filter: lastName = Smith<text:line-break/> <text:s/>...range filter: firstName &gt;= J &amp; firstName &lt; K</text:span> </text:p>
      <text:p text:style-name="P15"/>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5"/>
      <text:p text:style-name="CodeBlock"><text:span text:style-name="T7">reverse index scan: org.myorg.myapp.stored.MyRecord<text:line-break/> <text:s/>...index: {properties=[+lastName, +firstName, ~userID], unique=true}<text:line-break/> <text:s/>...identity filter: lastName = Smith</text:span> </text:p>
      <text:p text:style-name="P15"/>
      <text:p text:style-name="P14">Finally, an index may be selected by the query optimizer simply because it is <text:span text:style-name="T2">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15"/>
      <text:p text:style-name="CodeBlock"><text:span text:style-name="T7">clustered index scan: org.myorg.myapp.stored.OrderItem<text:line-break/> <text:s/>...index: {properties=[+orderID, +productID], unique=true}<text:line-break/> <text:s/>...identity filter: orderID = ?</text:span> </text:p>
      <text:p text:style-name="P15"/>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5"/>
      <text:p text:style-name="CodeBlock"><text:span text:style-name="T7">index key match: org.myorg.myapp.stored.OrderItem<text:line-break/> <text:s/>...index: {properties=[+orderID, +productID], unique=true}<text:line-break/> <text:s/>...key filter: orderID = ? &amp; productID = ?</text:span> </text:p>
      <text:p text:style-name="P15"/>
      <text:p text:style-name="Text_20_body">This really just a special variation of an index scan, except it may run more efficiently since the data source doesn't need to open a physical cursor of its own. </text:p>
      <text:h text:style-name="Heading_20_2" text:outline-level="2"><text:s/>Data processing </text:h>
      <text:p text:style-name="P14">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4">If the data source provides too many results, a filter can discard results that don't match. If filtering is required, it is always performed before any other data processing steps. This reduces the work required by say, a sort operation. </text:p>
      <text:p text:style-name="P15"/>
      <text:p text:style-name="CodeBlock"><text:span text:style-name="T7">filter: price &gt;= 100 &amp; price &lt; 200</text:span> </text:p>
      <text:p text:style-name="P15"/>
      <text:p text:style-name="Text_20_body">The above filter is simply discarding results that don't match a certain price. The full plan will show the data source, perhaps like so: </text:p>
      <text:p text:style-name="CodeBlock"><text:span text:style-name="T7">filter: price &gt;= 100 &amp; price &lt; 200<text:line-break/> <text:s/>clustered index scan: org.myorg.myapp.stored.OrderItem<text:line-break/> <text:s/>...index: {properties=[+orderID, +productID], unique=true}<text:line-break/> <text:s/>...identity filter: orderID = ?</text:span> </text:p>
      <text:p text:style-name="P15"/>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5"/>
      <text:p text:style-name="CodeBlock"><text:span text:style-name="T7">sort: [-dateAdded]</text:span> </text:p>
      <text:p text:style-name="P15"/>
      <text:p text:style-name="Text_20_body">The above plan snippet shows a sort by descending "dateAdded". The entire plan is needed to show exactly what is going on: </text:p>
      <text:p text:style-name="P15"/>
      <text:p text:style-name="CodeBlock"><text:span text:style-name="T7">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5"/>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5"/>
      <text:p text:style-name="CodeBlock"><text:span text:style-name="T7">sort: [+birthday], [+lastName, +firstName]<text:line-break/> <text:s/>reverse index scan: org.myorg.myapp.stored.MyRecord<text:line-break/> <text:s/>...index: {properties=[-birthday, ~userID], unique=true}<text:line-break/> <text:s/>...range filter: birthday &gt; ?</text:span> </text:p>
      <text:p text:style-name="P15"/>
      <text:p text:style-name="P14">The index has a natural ordering by descending birthday, but a reverse scan corrects that. The sort finds groups of consecutive birthdays, and then it sorts by ("+lastName", "+firstName") within those groups. A sort of this kind produces results more quickly, and it might not need to spill to temporary files. </text:p>
      <text:h text:style-name="Heading_20_3" text:outline-level="3"><text:s/>Union </text:h>
      <text:p text:style-name="P14">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5"/>
      <text:p text:style-name="CodeBlock"><text:span text:style-name="T7">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5"/>
      <text:p text:style-name="P14">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5"/>
      <text:p text:style-name="CodeBlock"><text:span text:style-name="T7">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5"/>
      <text:p text:style-name="Text_20_body">The above query plan might have been produced for a query filter of "lastName = ? | birthday &gt; ?". </text:p>
      <text:h text:style-name="Heading_20_3" text:outline-level="3"><text:s/>Join </text:h>
      <text:p text:style-name="P14">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pan text:style-name="T7">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5"/>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5"/>
      <text:p text:style-name="P16"><text:span text:style-name="T6">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5"/>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17" text:outline-level="1">Appendix: Recommended practices</text:h>
      <text:p text:style-name="P18">Storables are fairly simple objects, but listed here are a few recommended practices for avoiding trouble.</text:p>
      <text:h text:style-name="P8"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8"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11"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69</text:page-number> of <text:page-count style:num-format="1">69</text:page-count><text:tab/>Copyright 2006-2007 Amazon Technologies Inc.<text:tab/><text:modification-date style:data-style-name="N84">2007-04-08</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rbonado User Guide</dc:title>
    <meta:initial-creator>Brian S O'Neill</meta:initial-creator>
    <meta:creation-date>2005-12-28T22:07:00</meta:creation-date>
    <dc:creator>Brian O'Neill</dc:creator>
    <dc:date>2007-04-08T07:25:57</dc:date>
    <meta:print-date>2006-01-06T16:58:00</meta:print-date>
    <dc:language>en-US</dc:language>
    <meta:editing-cycles>439</meta:editing-cycles>
    <meta:editing-duration>PT14H59M44S</meta:editing-duration>
    <meta:user-defined meta:name="Info 1"/>
    <meta:user-defined meta:name="Info 2"/>
    <meta:user-defined meta:name="Info 3"/>
    <meta:user-defined meta:name="Info 4"/>
    <meta:document-statistic meta:table-count="2" meta:image-count="0" meta:object-count="0" meta:page-count="69" meta:paragraph-count="1324" meta:word-count="16466" meta:character-count="115105"/>
  </office:meta>
</office:document-meta>
</file>